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dee70" officeooo:paragraph-rsid="000dee70"/>
    </style:style>
    <style:style style:name="T1" style:family="text">
      <style:text-properties officeooo:rsid="000f5c5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y primary motivation for applying for an under-16 exemption at PCC is my interest in higher-level courses than my high school offers, as well as accelerating my high school career. <text:span text:style-name="T1">At this point in time, I'm primarily</text:span> interested <text:span text:style-name="T1">in taking Math 251 and 252 over the next couple semesters, allowing me to rapidly progress into more advanced math classes while earning credit towards my high school graduation requirements. As well, I'm extremely interested in taking Computer Science and programming classes at PCC, which would allow me to acquire a more formal education in CS and similar topic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11T19:04:09.732000000</meta:creation-date>
    <dc:date>2015-10-11T21:20:32.734000000</dc:date>
    <meta:editing-duration>PT2H52S</meta:editing-duration>
    <meta:editing-cycles>1</meta:editing-cycles>
    <meta:document-statistic meta:table-count="0" meta:image-count="0" meta:object-count="0" meta:page-count="1" meta:paragraph-count="1" meta:word-count="97" meta:character-count="597" meta:non-whitespace-character-count="500"/>
    <meta:generator>LibreOffice/4.4.0.3$Windows_x86 LibreOffice_project/de093506bcdc5fafd9023ee680b8c60e3e0645d7</meta:generator>
  </office:meta>
</office:document-meta>
</file>